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DOCTYPE html&gt;</text:p>
      <text:p text:style-name="Standard">&lt;!--Adnan--&gt;</text:p>
      <text:p text:style-name="Standard">&lt;!--Nov 5, 2021--&gt;</text:p>
      <text:p text:style-name="Standard">&lt;!--quiz 1A--&gt;</text:p>
      <text:p text:style-name="Standard">&lt;!--TEJ20--&gt;</text:p>
      <text:p text:style-name="Standard">&lt;html&gt;</text:p>
      <text:p text:style-name="Standard"><text:s text:c="2"/>&lt;body&gt;</text:p>
      <text:p text:style-name="Standard"><text:s text:c="2"/>&lt;h1&gt; My First HTML Quiz&lt;/h1&gt;</text:p>
      <text:p text:style-name="Standard"><text:s text:c="3"/>&lt;img src="https://miro.medium.com/max/498/1*5gJzummAqpBDGATo0fjU6Q.jpeg"/&gt;</text:p>
      <text:p text:style-name="Standard"><text:s text:c="3"/>&lt;div id="my thoughts"&gt;</text:p>
      <text:p text:style-name="Standard"><text:s text:c="5"/>&lt;h2&gt;My Thoughts&lt;/h2&gt;</text:p>
      <text:p text:style-name="Standard"><text:s text:c="5"/>&lt;ol&gt;</text:p>
      <text:p text:style-name="Standard"><text:s text:c="7"/>&lt;li&gt;Coding&lt;/li&gt;</text:p>
      <text:p text:style-name="Standard"><text:s text:c="7"/>&lt;li&gt;Interesting&lt;/li&gt;</text:p>
      <text:p text:style-name="Standard"><text:s text:c="7"/>&lt;li&gt;Language&lt;/li&gt;</text:p>
      <text:p text:style-name="Standard"><text:s text:c="5"/>&lt;/ol&gt; </text:p>
      <text:p text:style-name="Standard"><text:s text:c="5"/>&lt;/div&gt;</text:p>
      <text:p text:style-name="Standard"><text:s text:c="5"/>&lt;div id=research&gt;</text:p>
      <text:p text:style-name="Standard"><text:s text:c="6"/>&lt;a href="https://en.wikipedia.org/wiki/HTML" target="_blank"&gt;WIKI Link&lt;/a&gt;</text:p>
      <text:p text:style-name="Standard"><text:s text:c="6"/>&lt;/div&gt;</text:p>
      <text:p text:style-name="Standard"><text:s text:c="6"/>&lt;table&gt;</text:p>
      <text:p text:style-name="Standard"><text:s text:c="8"/>&lt;thead&gt;</text:p>
      <text:p text:style-name="Standard"><text:s text:c="10"/>&lt;tr&gt;</text:p>
      <text:p text:style-name="Standard"><text:s text:c="12"/>&lt;th&gt;Course&lt;/th&gt;</text:p>
      <text:p text:style-name="Standard"><text:s text:c="12"/>&lt;th&gt;Good Thing about Course&lt;/th&gt;</text:p>
      <text:p text:style-name="Standard"><text:soft-page-break/><text:s text:c="12"/>&lt;th&gt;Bad Thing about Course&lt;/th&gt;</text:p>
      <text:p text:style-name="Standard"><text:s text:c="10"/>&lt;/tr&gt; <text:s/></text:p>
      <text:p text:style-name="Standard"><text:s text:c="8"/>&lt;/thead&gt; </text:p>
      <text:p text:style-name="Standard"><text:s text:c="8"/>&lt;tbody&gt;</text:p>
      <text:p text:style-name="Standard"><text:s text:c="10"/>&lt;tr&gt;</text:p>
      <text:p text:style-name="Standard"><text:s text:c="12"/>&lt;td&gt;Math&lt;/td&gt;</text:p>
      <text:p text:style-name="Standard"><text:s text:c="12"/>&lt;td&gt;Interesting concepts&lt;/td&gt;</text:p>
      <text:p text:style-name="Standard"><text:s text:c="12"/>&lt;td&gt;Word Problems&lt;/td&gt;</text:p>
      <text:p text:style-name="Standard"><text:s text:c="10"/>&lt;/tr&gt;</text:p>
      <text:p text:style-name="Standard"><text:s text:c="10"/>&lt;tr&gt;</text:p>
      <text:p text:style-name="Standard"><text:s text:c="12"/>&lt;td&gt;Computer Class&lt;/td&gt;</text:p>
      <text:p text:style-name="Standard"><text:s text:c="12"/>&lt;td&gt;New knowledge&lt;/td&gt;</text:p>
      <text:p text:style-name="Standard"><text:s text:c="12"/>&lt;td&gt;A lot to process&lt;/td&gt;</text:p>
      <text:p text:style-name="Standard"><text:s text:c="10"/>&lt;/tr&gt; <text:s/></text:p>
      <text:p text:style-name="Standard"><text:s text:c="9"/>&lt;/tbody&gt;</text:p>
      <text:p text:style-name="Standard"><text:s text:c="8"/>&lt;/table&gt; <text:s/></text:p>
      <text:p text:style-name="Standard"><text:s text:c="4"/>&lt;/body&gt;</text:p>
      <text:p text:style-name="Standard"><text:s/>&lt;/html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3" meta:word-count="80" meta:character-count="985" meta:non-whitespace-character-count="660"/>
    <meta:generator>LibreOfficeDev/6.0.5.2$Linux_X86_64 LibreOffice_project/</meta:generator>
  </office:meta>
</office:document-meta>
</file>